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messagesfinduser </text:p>
      <text:p text:style-name="P1"/>
      <text:p text:style-name="P2">THIS MODUL IS DEPENDENT OF Phpmessages MODULE</text:p>
      <text:p text:style-name="P1"/>
      <text:p text:style-name="P1"/>
      <text:p text:style-name="P1">phpmessageAddUserToList.js: <text:span text:style-name="T1">add user to the message list using simple js</text:span></text:p>
      <text:p text:style-name="P1"/>
      <text:p text:style-name="P1">phpmessageFindUser.js <text:span text:style-name="T2">GET</text:span> (phpmessageFindUser.php) <text:span text:style-name="T1">FIND FRIENDS TO ADD TO THE MESSAGE LIST. A USER CAN ALSO SEND MESSAGES TO HIMSELF.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2S</meta:editing-duration>
    <meta:editing-cycles>5</meta:editing-cycles>
    <meta:generator>OpenOffice.org/3.3$Win32 OpenOffice.org_project/330m20$Build-9567</meta:generator>
    <dc:date>2014-04-29T10:33:14.30</dc:date>
    <meta:document-statistic meta:table-count="0" meta:image-count="0" meta:object-count="0" meta:page-count="1" meta:paragraph-count="4" meta:word-count="37" meta:character-count="270"/>
    <meta:user-defined meta:name="Info 1"/>
    <meta:user-defined meta:name="Info 2"/>
    <meta:user-defined meta:name="Info 3"/>
    <meta:user-defined meta:name="Info 4"/>
  </office:meta>
</office:document-meta>
</file>